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49" table:default-cell-style-name="Default"/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1">T</text:span><text:span text:style-name="T1">r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B</text:span><text:span text:style-name="T1">o</text:span><text:span text:style-name="T1">t</text:span><text:span text:style-name="T2">()</text:span><text:span text:style-name="T2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2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2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]</text:span>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244"/>
        </table:table-row>
        <table:table-row table:style-name="ro2"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04/16/2008</text:date>, <text:time>23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6T23:38:41</dc:date>
    <meta:editing-cycles>52</meta:editing-cycles>
    <meta:editing-duration>PT18H17M53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